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d2fb9" officeooo:paragraph-rsid="00034f06"/>
    </style:style>
    <style:style style:name="P2" style:family="paragraph" style:parent-style-name="Standard" style:master-page-name="">
      <style:paragraph-properties fo:line-height="150%" style:page-number="auto"/>
      <style:text-properties officeooo:rsid="001d2fb9" officeooo:paragraph-rsid="00034f06"/>
    </style:style>
    <style:style style:name="P3" style:family="paragraph" style:parent-style-name="Standard">
      <style:paragraph-properties fo:line-height="150%"/>
      <style:text-properties officeooo:rsid="001d2fb9" officeooo:paragraph-rsid="00034f06"/>
    </style:style>
    <style:style style:name="P4" style:family="paragraph" style:parent-style-name="Standard">
      <style:paragraph-properties fo:line-height="150%" fo:text-align="center" style:justify-single-word="false"/>
      <style:text-properties fo:font-weight="bold" officeooo:rsid="001d2fb9" officeooo:paragraph-rsid="00034f06" style:font-weight-asian="bold" style:font-weight-complex="bold"/>
    </style:style>
    <style:style style:name="P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officeooo:paragraph-rsid="0005135f"/>
    </style:style>
    <style:style style:name="P6"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officeooo:paragraph-rsid="00066798"/>
    </style:style>
    <style:style style:name="P7" style:family="paragraph" style:parent-style-name="Standard" style:master-page-name="">
      <loext:graphic-properties draw:fill="none"/>
      <style:paragraph-properties fo:margin-left="-0.1252in" fo:margin-right="0in" fo:line-height="150%" fo:text-align="start" style:justify-single-word="false" fo:text-indent="0in" style:auto-text-indent="false" style:page-number="auto" fo:background-color="transparent"/>
      <style:text-properties officeooo:rsid="00066798" officeooo:paragraph-rsid="00066798"/>
    </style:style>
    <style:style style:name="P8"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officeooo:rsid="00066798" officeooo:paragraph-rsid="00066798"/>
    </style:style>
    <style:style style:name="P9"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officeooo:rsid="00066798" officeooo:paragraph-rsid="000a731c"/>
    </style:style>
    <style:style style:name="P10" style:family="paragraph" style:parent-style-name="Standard">
      <loext:graphic-properties draw:fill="none"/>
      <style:paragraph-properties fo:margin-left="-0.1252in" fo:margin-right="0in" fo:line-height="150%" fo:text-align="start" style:justify-single-word="false" fo:text-indent="0in" style:auto-text-indent="false" fo:background-color="transparent"/>
      <style:text-properties fo:font-style="normal" style:text-underline-style="none" officeooo:rsid="001d2fb9" officeooo:paragraph-rsid="00034f06" style:font-style-asian="normal" style:font-style-complex="normal"/>
    </style:style>
    <style:style style:name="P11"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05135f" officeooo:paragraph-rsid="0005135f" style:font-style-asian="normal" style:font-style-complex="normal"/>
    </style:style>
    <style:style style:name="P12" style:family="paragraph" style:parent-style-name="Standard" style:master-page-name="">
      <loext:graphic-properties draw:fill="none"/>
      <style:paragraph-properties fo:margin-left="-0.1252in" fo:margin-right="0in" fo:line-height="150%" fo:text-align="start" style:justify-single-word="false" fo:text-indent="0in" style:auto-text-indent="false" style:page-number="auto" fo:background-color="transparent"/>
      <style:text-properties style:text-underline-style="none" officeooo:rsid="0005135f" officeooo:paragraph-rsid="0005135f" style:font-style-asian="normal" style:font-style-complex="normal"/>
    </style:style>
    <style:style style:name="P13"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066798" officeooo:paragraph-rsid="00066798" style:font-style-asian="normal" style:font-style-complex="normal"/>
    </style:style>
    <style:style style:name="P14"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variant="normal" fo:text-transform="none" fo:color="#212529" loext:opacity="100%" style:font-name="Lato Extended" fo:font-size="9pt" fo:letter-spacing="normal" fo:font-style="normal" fo:font-weight="normal" officeooo:paragraph-rsid="0005135f"/>
    </style:style>
    <style:style style:name="P1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variant="normal" fo:text-transform="none" fo:color="#212529" loext:opacity="100%" style:font-name="Liberation Serif" fo:font-size="14pt" fo:letter-spacing="normal" fo:font-style="normal" fo:font-weight="normal" officeooo:rsid="000fb2ff" officeooo:paragraph-rsid="000c20e8" style:font-size-asian="12.25pt" style:font-size-complex="14pt"/>
    </style:style>
    <style:style style:name="T1"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loext:opacity="100%" style:font-name="Liberation Serif" fo:font-size="12pt" fo:letter-spacing="normal" fo:font-style="normal" style:text-underline-style="none" fo:font-weight="normal" officeooo:rsid="00066798" style:font-size-asian="12pt" style:font-style-asian="normal" style:font-weight-asian="normal" style:font-size-complex="12pt" style:font-style-complex="normal" style:font-weight-complex="normal"/>
    </style:style>
    <style:style style:name="T3" style:family="text">
      <style:text-properties style:text-underline-style="none" style:font-style-asian="normal" style:font-style-complex="normal"/>
    </style:style>
    <style:style style:name="T4" style:family="text">
      <style:text-properties style:text-underline-style="none" officeooo:rsid="00034f06" style:font-style-asian="normal" style:font-style-complex="normal"/>
    </style:style>
    <style:style style:name="T5" style:family="text">
      <style:text-properties style:text-underline-style="none" officeooo:rsid="0005135f" style:font-style-asian="normal" style:font-style-complex="normal"/>
    </style:style>
    <style:style style:name="T6" style:family="text">
      <style:text-properties style:text-underline-style="none" officeooo:rsid="00066798" style:font-style-asian="normal" style:font-style-complex="normal"/>
    </style:style>
    <style:style style:name="T7" style:family="text">
      <style:text-properties style:text-underline-style="none" officeooo:rsid="0007e228" style:font-style-asian="normal" style:font-style-complex="normal"/>
    </style:style>
    <style:style style:name="T8" style:family="text">
      <style:text-properties style:text-underline-style="none" officeooo:rsid="00087fc5" style:font-style-asian="normal" style:font-style-complex="normal"/>
    </style:style>
    <style:style style:name="T9" style:family="text">
      <style:text-properties style:text-underline-style="none" officeooo:rsid="000a731c" style:font-style-asian="normal" style:font-style-complex="normal"/>
    </style:style>
    <style:style style:name="T10" style:family="text">
      <style:text-properties style:text-underline-style="none" officeooo:rsid="000b9a1c" style:font-style-asian="normal" style:font-style-complex="normal"/>
    </style:style>
    <style:style style:name="T11" style:family="text">
      <style:text-properties fo:color="#0e00ff" loext:opacity="100%" style:text-underline-style="none" style:font-style-asian="normal" style:font-style-complex="normal"/>
    </style:style>
    <style:style style:name="T12" style:family="text">
      <style:text-properties fo:font-style="normal" style:text-underline-style="none" officeooo:rsid="001d2fb9" style:font-style-asian="normal" style:font-style-complex="normal"/>
    </style:style>
    <style:style style:name="T13" style:family="text">
      <style:text-properties fo:font-style="normal" style:text-underline-style="none" officeooo:rsid="00034f06" style:font-style-asian="normal" style:font-style-complex="normal"/>
    </style:style>
    <style:style style:name="T14" style:family="text">
      <style:text-properties fo:color="#000000" loext:opacity="100%" style:text-underline-style="none" style:font-style-asian="normal" style:font-style-complex="normal"/>
    </style:style>
    <style:style style:name="T15" style:family="text">
      <style:text-properties fo:color="#000000" loext:opacity="100%" style:text-underline-style="none" officeooo:rsid="00034f06" style:font-style-asian="normal" style:font-style-complex="normal"/>
    </style:style>
    <style:style style:name="T16" style:family="text">
      <style:text-properties fo:color="#000000" loext:opacity="100%" style:text-underline-style="none" officeooo:rsid="0006679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ego Meseguer</text:p>
      <text:p text:style-name="P3"/>
      <text:p text:style-name="P4">Programming Languages – CSCI 169</text:p>
      <text:p text:style-name="P1">Project Phase 1</text:p>
      <text:p text:style-name="P1"/>
      <text:p text:style-name="P1"/>
      <text:p text:style-name="P10">Part a)</text:p>
      <text:p text:style-name="P5"><text:span text:style-name="T12">M</text:span><text:span text:style-name="T13">atlab has its own version of a main function, though it’s not the same as C++. In Matlab we can create script and function files (both use an .m extension). For function files, the first function that appears in the file is considered the main function and the difference with the other functions is that the main function is the only function that we can call from other files. It’s recommended for the main function to have the same name as our file. For example, if we have a function file named “factorial.m” where the first function is declared as “</text:span><text:span text:style-name="T14">function</text:span><text:span text:style-name="T11"> </text:span><text:span text:style-name="T15">output</text:span><text:span text:style-name="T3"> = fact</text:span><text:span text:style-name="T4">orial</text:span><text:span text:style-name="T3">(n)”, </text:span><text:span text:style-name="T4">then we can call this function from a script </text:span><text:span text:style-name="T6">named</text:span><text:span text:style-name="T4"> “my_script.m” </text:span><text:span text:style-name="T6">by putting</text:span><text:span text:style-name="T4"> “a = factorial(5)”. But if we try to call in our script any another function defined </text:span><text:span text:style-name="T6">in</text:span><text:span text:style-name="T4"> “factorial.m” we will get an error. So the other functions normally would be helper functions for the main function. </text:span><text:span text:style-name="T5">The syntax of loops and conditional statements is more similar to Python than C++, though we end a statement with a semicolon just like C++. One aspect where Matlab is different from C/C++ and Python is the indexing of arrays. In Matlab the indexes start at 1. With respect to scope, each function in Matlab has its own scope or workspace which is separate from the workspace of other functions and the base workspace. If we want to have global variables we can use the global keyboard, </text:span><text:span text:style-name="T10">but</text:span><text:span text:style-name="T5"> we have to <text:s/>declare the variable as global in all the workspaces where we intend to use it. So it’s not enough to have the variable declaration “global var” in the base workspace if we want to access “var” from a function, we also need to declare “global var” inside that function. I/O is similar to Python </text:span><text:span text:style-name="T10">where </text:span><text:span text:style-name="T5">we have short and convenient function like input() to read from stdin and display() to write to the console.</text:span></text:p>
      <text:p text:style-name="P11"/>
      <text:p text:style-name="P12">Part b)</text:p>
      <text:p text:style-name="P11">The most common implementation of Matlab is interpreted and it uses a JIT compiler to generate machine code that is optimized for the specific platform. So there are some chunks of code that get compiled and executed. Mathworks also offers a Matlab compiler, but it’s sold separately. Matlab has reflection, so we can use the class() function to ask a variable its type and the isa() function to check if a variable is of a certain type.</text:p>
      <text:p text:style-name="P11"/>
      <text:p text:style-name="P12">Part c)</text:p>
      <text:p text:style-name="P11"><text:soft-page-break/>Matlab is dynamically typed, so the types are checked at runtime. Matlab seems to behave more like Python in that values have types, but not variables. So we can define a variable called foo = 20, then print its type which would be double and in the next line set foo = “hello” and now the type would be string. Matlab is weakly typed so we can do things like adding two booleans as in “result = true + true”, which would give us the value of 2 and the variable result would no longer be of type “logical” but of type “double”. Matlab functions are polymorphic so we can invoke the same function for different parameter types and it will use a different algorithm depending on the type. We don’t need to specify the type of function parameters or the return value. Matlab uses duck typing.</text:p>
      <text:p text:style-name="P11"/>
      <text:p text:style-name="P7"><text:span text:style-name="T5">P</text:span><text:span text:style-name="T3">art d)</text:span></text:p>
      <text:p text:style-name="P6"><text:span text:style-name="T6">Tutorial:</text:span><text:span text:style-name="T16"> </text:span><text:span text:style-name="T2">Object-Oriented Programming Onramp</text:span></text:p>
      <text:p text:style-name="P8"><text:span text:style-name="T1">Link: https://matlabacademy.mathworks.com/details/object-oriented-programming-onramp/oroop</text:span></text:p>
      <text:p text:style-name="P13">In this tutorial I will build classes that model electronic ID sticks. I have chosen this tutorial because it reviews object orient programming and how it can be done in Matlab. I think that this is an interesting tutorial because so far I have been using Matlab without doing any object oriented programming.</text:p>
      <text:p text:style-name="P11"/>
      <text:p text:style-name="P7"><text:span text:style-name="T5">P</text:span><text:span text:style-name="T3">art f)</text:span></text:p>
      <text:p text:style-name="P9"><text:span text:style-name="T3">One of the strengths of Matlab is that it excels at linear algebra and mathematics in general. In fact, every variable in Matlab is an array. So even a variable like “var = 5” is considered a 1x1 matrix. This makes writing numerical algorithms very natural in Matlab. </text:span><text:span text:style-name="T8">Furthermore, </text:span><text:span text:style-name="T7"><text:s/></text:span><text:span text:style-name="T8">functions have very intuitive</text:span><text:span text:style-name="T7"> name</text:span><text:span text:style-name="T8">s</text:span><text:span text:style-name="T7"> </text:span><text:span text:style-name="T8">and they are</text:span><text:span text:style-name="T7"> well documented. <text:s/></text:span><text:span text:style-name="T8">Matlab</text:span><text:span text:style-name="T7"> syntax feels very familiar if one already knows Python and C++. </text:span><text:span text:style-name="T3">Another strength of Matlab is that it’s a language designed for scientist and engineers which is something that we can see in their choice of using 1-indexed arrays and also in the documentation which is much more easy to follow </text:span><text:span text:style-name="T8">and </text:span><text:span text:style-name="T9">goes </text:span><text:span text:style-name="T8">straight to the point when compared to </text:span><text:span text:style-name="T3">many other languages. Another strength of Matlab is that the IDE that comes with the language is quite good for debugging. Unlike C and C++ where I have to constantly use print statements for debugging, Matlab has a workspace section in the IDE where one can see the values of every variable and even click on each variable to see the whole array. This makes it very easy to track problems and test things. </text:span><text:span text:style-name="T8">Thus, </text:span><text:span text:style-name="T3"><text:s/>Matlab feels more natural when writing mathematical code and the duck typing that language</text:span><text:span text:style-name="T8">s</text:span><text:span text:style-name="T3"> like Python have is also very nice </text:span><text:span text:style-name="T8">when one is prototyping something. </text:span><text:span text:style-name="T9">For example, an embedded software developer may use Matlab to design an algorithm and then use C to implement that algorithm in an embedded processor. In fact, Matlab even offer</text:span><text:span text:style-name="T10">s</text:span><text:span text:style-name="T9"> the option to automatically translate Matlab to embeddable C. A</text:span><text:span text:style-name="T3">nother positive aspect of Matlab is that it has a </text:span><text:soft-page-break/><text:span text:style-name="T3">big community, so in addition to the already excellent documentation there</text:span><text:span text:style-name="T8"> are forums with lots of answers to common difficulties.</text:span></text:p>
      <text:p text:style-name="P14"/>
      <text:p text:style-name="P14"/>
      <text:p text:style-name="P15">Sources:</text:p>
      <text:p text:style-name="P15"><text:a xlink:type="simple" xlink:href="https://cvw.cac.cornell.edu/matlab/tips" text:style-name="Internet_20_link" text:visited-style-name="Visited_20_Internet_20_Link">https://cvw.cac.cornell.edu/matlab/tips</text:a></text:p>
      <text:p text:style-name="P15"><text:a xlink:type="simple" xlink:href="https://introcs.cs.princeton.edu/java/11matlab/" text:style-name="Internet_20_link" text:visited-style-name="Visited_20_Internet_20_Link">https://introcs.cs.princeton.edu/java/11matlab/</text:a></text:p>
      <text:p text:style-name="P15"><text:a xlink:type="simple" xlink:href="https://www.mathworks.com/help/matlab/matlab_prog/memory-allocation.html" text:style-name="Internet_20_link" text:visited-style-name="Visited_20_Internet_20_Link">https://www.mathworks.com/help/matlab/matlab_prog/memory-allocation.html</text:a></text:p>
      <text:p text:style-name="P15"><text:a xlink:type="simple" xlink:href="https://www.mathworks.com/company/newsletters/articles/best-practices-for-a-https://www.mathworks.com/company/newsletters/articles/best-practices-for-a-matlab-to-c-workflow-using-real-time-workshop.html" text:style-name="Internet_20_link" text:visited-style-name="Visited_20_Internet_20_Link">https://www.mathworks.com/company/newsletters/articles/best-practices-for-a-https://www.mathworks.com/company/newsletters/articles/best-practices-for-a-matlab-to-c-workflow-using-real-time-workshop.html</text:a></text:p>
      <text:p text:style-name="P15"><text:a xlink:type="simple" xlink:href="https://www.mathworks.com/help/matlab/matlab_prog/share-data-between-workspaces.html" text:style-name="Internet_20_link" text:visited-style-name="Visited_20_Internet_20_Link">https://www.mathworks.com/help/matlab/matlab_prog/share-data-between-workspaces.html</text:a></text:p>
      <text:p text:style-name="P15"><text:a xlink:type="simple" xlink:href="https://www.mathworks.com/help/matlab/scope-variables-and-generate-names.html" text:style-name="Internet_20_link" text:visited-style-name="Visited_20_Internet_20_Link">https://www.mathworks.com/help/matlab/scope-variables-and-generate-names.html</text:a></text:p>
      <text:p text:style-name="P15"><text:a xlink:type="simple" xlink:href="https://www.mathworks.com/help/matlab/matlab_prog/create-functions-in-files.html" text:style-name="Internet_20_link" text:visited-style-name="Visited_20_Internet_20_Link">https://www.mathworks.com/help/matlab/matlab_prog/create-functions-in-files.html</text:a></text:p>
      <text:p text:style-name="P15"><text:a xlink:type="simple" xlink:href="https://www.mathworks.com/matlabcentral/answers/96960-does-matlab-pass-parameters-using-call-by-value-or-call-by-reference" text:style-name="Internet_20_link" text:visited-style-name="Visited_20_Internet_20_Link">https://www.mathworks.com/matlabcentral/answers/96960-does-matlab-pass-parameters-using-call-by-value-or-call-by-reference</text:a></text:p>
      <text:p text:style-name="P15"><text:a xlink:type="simple" xlink:href="https://www.mathworks.com/help/matlab/matlab_prog/types-of-functions.html" text:style-name="Internet_20_link" text:visited-style-name="Visited_20_Internet_20_Link">https://www.mathworks.com/help/matlab/matlab_prog/types-of-functions.html</text:a></text:p>
      <text:p text:style-name="P15"><text:a xlink:type="simple" xlink:href="https://www.mathworks.com/help/matlab/matlab_prog/local-functions.html" text:style-name="Internet_20_link" text:visited-style-name="Visited_20_Internet_20_Link">https://www.mathworks.com/help/matlab/matlab_prog/local-functions.html</text:a></text:p>
      <text:p text:style-name="P15"><text:a xlink:type="simple" xlink:href="https://www.mathworks.com/matlabcentral/answers/2169-define-a-function-in-the-main-program" text:style-name="Internet_20_link" text:visited-style-name="Visited_20_Internet_20_Link">https://www.mathworks.com/matlabcentral/answers/2169-define-a-function-in-the-main-program</text:a></text:p>
      <text:p text:style-name="P15"><text:a xlink:type="simple" xlink:href="https://www.mathworks.com/help/matlab/ref/global.html" text:style-name="Internet_20_link" text:visited-style-name="Visited_20_Internet_20_Link">https://www.mathworks.com/help/matlab/ref/global.html</text:a></text:p>
      <text:p text:style-name="P15"><text:a xlink:type="simple" xlink:href="https://www.mathworks.com/help/matlab/matlab_oop/matlab-vs-other-oo-languages.html" text:style-name="Internet_20_link" text:visited-style-name="Visited_20_Internet_20_Link">https://www.mathworks.com/help/matlab/matlab_oop/matlab-vs-other-oo-languages.html</text:a></text:p>
      <text:p text:style-name="P15"><text:a xlink:type="simple" xlink:href="https://www.mathworks.com/products/matlab/performance.html" text:style-name="Internet_20_link" text:visited-style-name="Visited_20_Internet_20_Link">https://www.mathworks.com/products/matlab/performance.html</text:a></text:p>
      <text:p text:style-name="P15"><text:a xlink:type="simple" xlink:href="https://lips.cs.princeton.edu/jit-compilation-in-matlab/" text:style-name="Internet_20_link" text:visited-style-name="Visited_20_Internet_20_Link">https://lips.cs.princeton.edu/jit-compilation-in-matlab/</text:a></text:p>
      <text:p text:style-name="P15"><text:s/><text:a xlink:type="simple" xlink:href="https://stackoverflow.com/questions/20513071/performance-tradeoff-when-is-matlab-better-slower-than-c-c" text:style-name="Internet_20_link" text:visited-style-name="Visited_20_Internet_20_Link">https://stackoverflow.com/questions/20513071/performance-tradeoff-when-is-matlab-better-slower-than-c-c</text:a></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21:21:19.997683053</meta:creation-date>
    <dc:date>2023-04-04T16:01:01.101221496</dc:date>
    <meta:editing-duration>P2DT21H34M33S</meta:editing-duration>
    <meta:editing-cycles>8</meta:editing-cycles>
    <meta:generator>LibreOffice/7.4.3.2$MacOSX_X86_64 LibreOffice_project/1048a8393ae2eeec98dff31b5c133c5f1d08b890</meta:generator>
    <meta:document-statistic meta:table-count="0" meta:image-count="0" meta:object-count="0" meta:page-count="3" meta:paragraph-count="32" meta:word-count="927" meta:character-count="6558" meta:non-whitespace-character-count="5657"/>
  </office:meta>
</office:document-meta>
</file>